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box"&gt;&lt;img src="URL IMAGE 500*250" class="img_box"&gt;&lt;h1&gt;&lt;!--<text:line-break/><text:line-break/>--&gt;Erland Mago&lt;/b&gt;&lt;!--<text:line-break/><text:line-break/>--&gt;&lt;/h1&gt;&lt;br /&gt;&lt;div class="box2"&gt;&lt;!--<text:line-break/><text:line-break/>--&gt;[b]Age : [/b] 24 ans<text:line-break/>[b]Sexe : [/b] Masculin<text:line-break/>[b]Surnom : [/b] ?<text:line-break/>[b]Groupe : [/b] Citoyen<text:line-break/>[b]Métier :[/b] Magicien / Homme à tout faire<text:line-break/>[b]Orientation sexuelle : [/b] Hétérosexuel<text:line-break/>[b]Particularité : [/b] Gaucher. Porte en permanence un grand chapeau de magicien et une cape dissimulant bon nombre de gadgets/objets truqués.<text:line-break/>&lt;h3&gt;Reverse Jesus&lt;/h3&gt;&lt;div style="padding-right:3px; line-height:12px; height:80px; overflow:auto; margin-bottom:5px;"&gt;Erland a la -merveilleuse- capacité de transformer n'importe quel alcool en eau. D'une utilité pas encore avérée, surtout pour un ivrogne comme lui.&lt;/div&gt;&lt;!--<text:line-break/><text:line-break/>--&gt;[b]Arme de prédilection : [/b] ECRIRE ICI &lt;!--<text:line-break/><text:line-break/>--&gt;&lt;/div&gt;&lt;br /&gt;&lt;table width="100%"&gt;&lt;tr&gt;&lt;td&gt;<text:line-break/>[quote]Physique et caractère[/quote]<text:line-break/>&lt;div style="padding-right:3px; height:300px; margin-left:-10px; overflow:auto; padding-left:10px; line-height: 17px; "&gt;</text:p>
      <text:p text:style-name="Standard">Erland est un garçon pour le moins atypique, que ce soit de par son apparence ou son caractère. Il est de ceux qui ont été forgés par leur environnement, par leur histoire, n'ayant pas vraiment leur mot à dire tant leur vision du monde leur est dictée par les événements qu'ils ont vécus (subis ?).</text:p>
      <text:p text:style-name="Standard"/>
      <text:p text:style-name="Standard">Ainsi, affublé d'un pouvoir ridiculement inutile -qu'il a de surcroît mis un temps fou à découvrir- dans une famille qui ne jure que par la puissance magique, Erland a bien vite appris à ses dépens que le destin peut s'avérer cruel sans raison apparente et que Lucy est une déesse taquine qui ne sourit pas à tous avec la même intensité au berceau. Il est ainsi convaincu que les traits de naissance ne définissent en rien la personne que l'on devient et que l'on peut faire de grandes choses à force de persévérance -comment aurait-il pu en être autrement ? C'est d'ailleurs probablement ce qui se rapproche le plus d'un véritable objectif pour le garçon, si l'on devait lui donner un but ultime. Si pour l'instant le succès de son activité de prestidigitation est tout relatif, ce dernier espère bien montrer au monde qu'on peut arriver très haut sans pouvoir.</text:p>
      <text:p text:style-name="Standard"/>
      <text:p text:style-name="Standard">Une enfance forgée par le rejet et la désapprobation, dans l'ombre de frères et sœurs dont le seul mérite aura été d'avoir été dotés à la naissance d'un pouvoir plus satisfaisant aux yeux de leurs parents que le sien, a fait d'Erland un être désabusé, presque aigri. Il voit l'héritage et toute forme d'avantage héréditaire d'un mauvais œil. Le garçon est tout à fait conscient que dans une société où le pouvoir, les capacités magiques et les titres de noblesse sont justement innés, c'est un avis un chouïa marginal mais il persiste à croire que -à l'instar du grand <text:s/>Edmond Delancy- on peut faire de grandes choses en travaillant dur. Et ce, malgré les multiples désaveux de sa famille. Le jeune homme a en effet persévéré, persuadé que s'il progressait suffisamment on le reconnaîtrait à sa juste valeur. Et quel autre choix avait-il, lui qui est né sans aucun talent particulier ?</text:p>
      <text:p text:style-name="Standard"/>
      <text:p text:style-name="Standard">Pourtant, de la valeur il en a, le bougre. Assidu évidemment, comme on vient de le dire. Loin d'être bête, Erland est également un compagnon de qualité pour qui se donne la peine de creuser un peu sous sa carapace de neutralité. Pratiquement toujours partant pour tout, le garçon aux cheveux d'argent fait preuve d'une grande curiosité et d'un enthousiasme à toute épreuve. Généralement de <text:soft-page-break/>bonne humeur malgré une moue boudeuse récurrente - Erland aime à faire semblant de s’apitoyer sur son sort, il est prompt à rire et est même lui-même souvent à l'origine de plaisanteries au goût plus ou moins douteux. Ayant été habitué à vivre en à l'écart et dans l'ombre des autres, le magicien est cependant d'un naturel assez calme. Il a surtout appris à prendre du recul sur ce qui lui arrive, et son histoire l'a forcément rendu assez cynique. </text:p>
      <text:p text:style-name="Standard"/>
      <text:p text:style-name="Standard">Tout ce petit monde en fait quelqu'un d'assez difficile à lire. Il est souvent impossible de savoir si c'est du lard ou du cochon avec lui, et ses remarques pince-sans-rire peuvent mettre mal à l'aise et le faire passer pour quelqu'un de froid lorsque l'on ne le connaît pas, alors qu'il n'en est rien.</text:p>
      <text:p text:style-name="Standard"/>
      <text:p text:style-name="Standard">Dernier aspect important de sa personnalité, Erland est un fervent adepte de la théâtralité. Reliquat d'un manque d'attention chronique durant son enfance ou simple jeu de rôle de magicien, celui-ci a une fâcheuse tendance à s'exprimer de manière exagérée, particulièrement devant une audience : Donnez-lui un public, et il se mettra à parler avec de grands gestes, faisant des pauses dramatiques entre ses phrases et vous regardant d'un air extrêmement mystérieux avec un sourire énigmatique. Évidemment, tout ceci n'est que du second degré, et même si quelque part Erland apprécie avoir l'attention de son auditoire, ce show n'est qu'une conséquence de son penchant à se moquer des autres.</text:p>
      <text:p text:style-name="Standard"/>
      <text:p text:style-name="Standard">Penchant qu'il a poussé à l'extrême, puisque Erland est même allé jusqu'à prétendre que la magie dont sont dotés les habitants d'Aryon n'est qu'une imposture créée par la fausse déesse Lucy et se vanter à qui veut bien l'entendre que sa prestidigitation est la véritable magie de ce monde, la seule et unique. Il n'en croit bien évidemment pas un mot, mais le magicien éprouve un malin plaisir à constater les réactions -parfois amusées, parfois outrées, souvent exaspérées- des passants à qui il raconte cette histoire. Et, il faut bien l'admettre, c'est non moins un moyen assez efficace de décharger le fiel et le grief qu'il a contre la déesse du hasard, elle qui l'a visiblement laissé tomber à la naissance.</text:p>
      <text:p text:style-name="Standard"/>
      <text:p text:style-name="Standard"/>
      <text:p text:style-name="Standard">-Cheveux argentés<text:line-break/>-Des yeux dorés<text:line-break/>-Grand et corps élancé<text:line-break/>-Toujours avec un chapeau et une cape pour cacher une multitude d'objets/gadgets<text:line-break/>-Peut paraître froid aux premiers abords<text:line-break/><text:line-break/>-S'est juré de devenir un « magicien » de renom dans tout le royaume sans user de son don. Car après tout, toute technique assez avancée et maîtrisée peut passer pour de la magie!<text:line-break/>-Maîtrise donc à cet effet différents tours de passe-passe. Faire apparaître des pigeons de l'intérieur de son chapeau à l’apparence vide, faire apparaître une fleur de derrière l'oreille d'un enfant, se faire couper en deux dans une boite et en ressortir vivant et en un seul morceau...<text:line-break/>-Cherche à se perfectionner chaque jour et n'hésite pas à être imaginatif et à tenter de créer des outils mécaniques et scientifiques si nécessaire, même si mal vu par la société. Est donc un peu mécano aussi et aime toucher à tout.<text:line-break/>-Prétend au monde, pour se foutre des autres et pour rire, que sa magie est la vraie et unique magie universelle et que les pouvoirs magiques ne sont que des « fausses magies » créées par la fausse Déesse Lucy pour contrôler le peuple. Il se rend bien compte que c'est absurde, mais ça le fait rire et il aime exagérer les choses.<text:line-break/>-Crois par contre dur comme fer que les pouvoirs ne sont pas nécessaires pour se faire une place dans ce monde. De ce fait, Edmond Delancy « le sans-pouvoir » qui est devenu commandant de la garde sans don est l'un de ses héros.<text:line-break/>-Ne gagne pas beaucoup d'argent en montrant sa magie dans les rues, aussi il gagne son pain en tant qu'homme à tout faire également en attendant son jour de gloire. </text:p>
      <text:p text:style-name="Standard"><text:soft-page-break/>&lt;/div&gt;&lt;/td&gt;&lt;td width="100"&gt;&lt;div style="text-align:right;"&gt;&lt;!--<text:line-break/><text:line-break/>--&gt;&lt;img src="URL ICONE 1" style="margin:2px;"&gt;&lt;div style="width:100px;" class="bobox"&gt;&lt;!--<text:line-break/><text:line-break/>--&gt;&lt;a href=""&gt;Mystréieux*&lt;/a&gt; &lt;!--<text:line-break/>--&gt;&lt;a href=""&gt;Pince-sans-rire&lt;/a&gt; &lt;!--<text:line-break/>--&gt;&lt;a href=""&gt;Têtu&lt;/a&gt; &lt;!--<text:line-break/>--&gt;&lt;a href=""&gt;Borné&lt;/a&gt; &lt;!--<text:line-break/>--&gt;&lt;a href=""&gt;Curieux&lt;/a&gt; &lt;!--</text:p>
      <text:p text:style-name="Standard">--&gt;&lt;a href=""&gt;Débrouillard&lt;/a&gt; &lt;!--<text:line-break/><text:line-break/>--&gt;&lt;img src="URL ICONE 2" style="margin:2px;"&gt;&lt;/div&gt;&lt;!--<text:line-break/><text:line-break/>--&gt;&lt;/div&gt;&lt;/td&gt;&lt;/tr&gt;&lt;/table&gt;&lt;br /&gt;&lt;br /&gt;<text:line-break/>[quote]Histoire[/quote]<text:line-break/>&lt;div style="padding-right:3px; height:400px; line-height: 17px; overflow:auto;"&gt;</text:p>
      <text:p text:style-name="Standard"/>
      <text:p text:style-name="Standard">L'histoire d'Erland pourrait presque être drôle si elle n'était pas aussi triste. L'ironie dont il a été victime est en effet assez rare pour être mise en avant. Tout avait pourtant bien commencé pour le cadet de la famille Mago, qui vit le jour durant une fraîche matinée de deuxième lune douce, il y a de cela environ un quart de siècle au sein d'une maison influente et aisée. Les Mago faisaient en effet partie de l'élite de la noblesse d'Aryon, jouissant de richesses et d'une réputation confortables. Et qui dit noblesse dit éducation de qualité.</text:p>
      <text:p text:style-name="Standard"/>
      <text:p text:style-name="Standard">Ainsi, la première partie de l'enfance d'Erland se passa sous le signe de la bienveillance et de l'opulence. Si les parents de ce dernier étaient plutôt stricts, ils veillaient à ce qu'il bénéficie de la meilleure instruction possible. </text:p>
      <text:p text:style-name="Standard"/>
      <text:p text:style-name="Standard">&lt;/div&gt;&lt;br /&gt;&lt;/div&gt;&lt;br /&gt;&lt;br /&gt;&lt;div class="box"&gt;&lt;h11&gt;Derrière l'écran&lt;/h11&gt;&lt;!--<text:line-break/><text:line-break/>--&gt;<text:line-break/>[b]Source de l'avatar : [/b] [color=#00cccc][size=16]♂[/size][/color] [b]Edmond dantes – Fate grand order [/b]<text:line-break/><text:line-break/>[b]Double compte ? [/b] Nope<text:line-break/>[b]Comment avez vous découvert le forum ? [/b] J'ai créé internet<text:line-break/>[b]Disponibilités : [/b] Assez variables<text:line-break/>[b]Quelques mots sur vous ? [/b] J'aime la nature et les petits oiseaux ♫<text:line-break/>[b]Quelque chose à rajouter ? [/b] Poney<text:line-break/>&lt;/div&gt; </text:p>
      <text:p text:style-name="P1">&lt;div class="box"&gt;&lt;img class="img_box" src=" URL MINI BANN "&gt;&lt;h1&gt;Erland Mago &lt;/h1&gt;&lt;h2&gt;Magicien sans illusions&lt;/h2&gt;&lt;div class="separation"&gt; &lt;/div&gt;<text:line-break/>&lt;div class="prez1"&gt;&lt;h0&gt;?&lt;/h0&gt;&lt;!--<text:line-break/>--&gt;&lt;h0&gt;24 ans&lt;/h0&gt;&lt;!--<text:line-break/>--&gt;&lt;h0&gt;Masculin&lt;/h0&gt;&lt;!--<text:line-break/>--&gt;&lt;h0&gt;Citoyens&lt;/h0&gt;&lt;!--<text:line-break/>--&gt;&lt;h0&gt;Prestidigitateur/homme à tout faire&lt;/h0&gt;&lt;!--<text:line-break/>--&gt;&lt;/div&gt;&lt;div class="prez2"&gt;&lt;font class="sur"&gt;Description&lt;/font&gt;</text:p>
      <text:p text:style-name="Standard">Erland est un garçon pour le moins atypique, que ce soit de par son apparence ou son caractère. Il est de ceux qui ont été forgés par leur environnement, par leur histoire, n'ayant pas vraiment leur mot à dire tant leur vision du monde leur est dictée par les événements qu'ils ont vécus (subis ?).</text:p>
      <text:p text:style-name="Standard"/>
      <text:p text:style-name="Standard">Ainsi, affublé d'un pouvoir ridiculement inutile -qu'il a de surcroît mis un temps fou à découvrir- dans une famille qui ne jure que par la puissance magique, Erland a bien vite appris à ses dépens que le destin peut s'avérer cruel sans raison apparente et que Lucy est une déesse taquine qui ne sourit pas à tous avec la même intensité au berceau. Il est ainsi convaincu que les traits de naissance ne définissent en rien la personne que l'on devient et que l'on peut faire de grandes choses à force de persévérance -comment aurait-il pu en être autrement ? C'est d'ailleurs probablement ce qui se rapproche le plus d'un véritable objectif pour le garçon, si l'on devait lui donner un but ultime. Si pour l'instant le succès de son activité de prestidigitation est tout relatif, ce dernier espère bien montrer au monde qu'on peut arriver très haut sans pouvoir.</text:p>
      <text:p text:style-name="Standard"/>
      <text:p text:style-name="Standard">Une enfance forgée par le rejet et la désapprobation, dans l'ombre de frères et sœurs dont le seul mérite aura été d'avoir été dotés à la naissance d'un pouvoir plus satisfaisant aux yeux de leurs parents que le sien, a fait d'Erland un être désabusé, presque aigri. Il voit l'héritage et toute forme d'avantage héréditaire d'un mauvais œil. Le garçon est tout à fait conscient que dans une société où le pouvoir, les capacités magiques et les titres de noblesse sont justement innés, c'est un avis un chouïa marginal mais il persiste à croire que -à l'instar du grand <text:s/>Edmond Delancy- on peut faire de grandes choses en travaillant dur. Et ce, malgré les multiples désaveux de sa famille. Le jeune homme a en effet persévéré, persuadé que s'il progressait suffisamment on le reconnaîtrait à sa juste valeur. Et quel autre choix avait-il, lui qui est né sans aucun talent particulier ?</text:p>
      <text:p text:style-name="Standard"/>
      <text:p text:style-name="Standard">Pourtant, de la valeur il en a, le bougre. Assidu évidemment, comme on vient de le dire. Loin d'être bête, Erland est également un compagnon de qualité pour qui se donne la peine de creuser un peu sous sa carapace de neutralité. Pratiquement toujours partant pour tout, le garçon aux cheveux d'argent fait preuve d'une grande curiosité et d'un enthousiasme à toute épreuve. Généralement de bonne humeur malgré une moue boudeuse récurrente - Erland aime à faire semblant de s’apitoyer sur son sort, il est prompt à rire et est même lui-même souvent à l'origine de plaisanteries au goût plus ou moins douteux. Ayant été habitué à vivre en à l'écart et dans l'ombre des autres, le magicien est cependant d'un naturel assez calme. Il a surtout appris à prendre du recul sur ce qui lui arrive, et son histoire l'a forcément rendu assez cynique. </text:p>
      <text:p text:style-name="Standard"/>
      <text:p text:style-name="Standard">Tout ce petit monde en fait quelqu'un d'assez difficile à lire. Il est souvent impossible de savoir si c'est du lard ou du cochon avec lui, et ses remarques pince-sans-rire peuvent mettre mal à l'aise et le faire passer pour quelqu'un de froid lorsque l'on ne le connaît pas, alors qu'il n'en est rien.</text:p>
      <text:p text:style-name="Standard"/>
      <text:p text:style-name="Standard">Dernier aspect important de sa personnalité, Erland est un fervent adepte de la théâtralité. Reliquat d'un manque d'attention chronique durant son enfance ou simple jeu de rôle de magicien, celui-ci a une fâcheuse tendance à s'exprimer de manière exagérée, particulièrement devant une audience : Donnez-lui un public, et il se mettra à parler avec de grands gestes, faisant des pauses dramatiques entre ses phrases et vous regardant d'un air extrêmement mystérieux avec un sourire énigmatique. Évidemment, tout ceci n'est que du second degré, et même si quelque part Erland apprécie avoir <text:soft-page-break/>l'attention de son auditoire, ce show n'est qu'une conséquence de son penchant à se moquer des autres.</text:p>
      <text:p text:style-name="Standard"/>
      <text:p text:style-name="Standard">Penchant qu'il a poussé à l'extrême, puisque Erland est même allé jusqu'à prétendre que la magie dont sont dotés les habitants d'Aryon n'est qu'une imposture créée par la fausse déesse Lucy et se vanter à qui veut bien l'entendre que sa prestidigitation est la véritable magie de ce monde, la seule et unique. Il n'en croit bien évidemment pas un mot, mais le magicien éprouve un malin plaisir à constater les réactions -parfois amusées, parfois outrées, souvent exaspérées- des passants à qui il raconte cette histoire. Et, il faut bien l'admettre, c'est non moins un moyen assez efficace de décharger le fiel et le grief qu'il a contre la déesse du hasard, elle qui l'a visiblement laissé tomber à la naissance.&lt;br&gt;&lt;div class="separation"&gt; &lt;/div&gt;&lt;br&gt;&lt;!--<text:line-break/><text:line-break/>--&gt;&lt;font class="sur"&gt;+&lt;/font&gt;[b]Particularité : [/b] Gaucher<text:line-break/>&lt;font class="sur"&gt;+&lt;/font&gt;[b]Orientation sexuelle : [/b] Hétérosexuel<text:line-break/>&lt;font class="sur"&gt;+&lt;/font&gt;[b]Funfact : [/b] Porte en permanence un grand chapeau de magicien et une cape dissimulant bon nombre de gadgets/objets truqués.<text:line-break/>&lt;!--<text:line-break/><text:line-break/>--&gt;&lt;/div&gt;&lt;/div&gt;&lt;div class="box3"&gt;&lt;h3 style="background-color:#ffffff; margin-top:0px;"&gt; Pouvoir &lt;/h3&gt;&lt;!--<text:line-break/><text:line-break/>--&gt;[b]Nom du pouvoir : [/b] Reverse Jesus<text:line-break/>[b]Catégorie : [/b]  En fonction des catégories du listing<text:line-break/>&lt;div class="separation"&gt; &lt;/div&gt; Erland a la -merveilleuse- capacité de transformer n'importe quel alcool en eau. D'une utilité pas encore avérée, surtout pour un ivrogne comme lui.&lt;/div&gt;</text:p>
      <text:p text:style-name="Standard">&lt;div class="box"&gt;&lt;h3 style="margin-top:0px;"&gt;Histoire du personnage&lt;/h3&gt; &lt;div class="box_prez"&gt;</text:p>
      <text:p text:style-name="Standard">L'histoire d'Erland pourrait presque être drôle si elle n'était pas aussi triste. L'ironie dont il a été victime est en effet assez rare pour être mise en avant. Tout avait pourtant bien commencé pour le cadet de la famille Mago, qui vit le jour durant une fraîche matinée de deuxième lune douce, il y a de cela environ un quart de siècle au sein d'une maison influente et aisée. Les Mago faisaient en effet partie de l'élite de la noblesse d'Aryon, jouissant de richesses et d'une réputation confortables. Et qui dit noblesse dit éducation de qualité.</text:p>
      <text:p text:style-name="Standard"/>
      <text:p text:style-name="Standard">Ainsi, la première partie de l'enfance d'Erland se passa sous le signe de la bienveillance et de l'opulence. Si les parents de ce dernier étaient plutôt stricts, ils veillaient à ce qu'il bénéficie de la meilleure instruction possible. Les tuteurs et les domestiques se partageaient son apprentissage, son père et sa mère souvent absents pour des raisons professionnelles, tantôt pour lui inculquer les connaissances scolaires nécessaires à son bon développement, tantôt pour lui enseigner la politesse, les bonnes manières et la conduite à adopter en société. En parallèle de son éducation, le garçon aux cheveux argentés eut la joie de se voir gratifier d'une petite sœur, de deux ans sa cadette. Ils devinrent rapidement complices -dès que la petite fut en mesure de parler, pour être honnête- et Erland passait le plus clair de son temps libre à s'occuper d'elle. A peu de choses près, la vie de ce dernier avait parfaitement commencé. A peu de choses près...</text:p>
      <text:p text:style-name="Standard"/>
      <text:p text:style-name="Standard">Oui mais voilà, tout n'est jamais vraiment rose, et une ombre fit rapidement son apparition sur ce tableau si idyllique ; elle se présenta de manière assez anodine, lorsque le garçon atteint l'âge des cinq ans. Que se passa-t-il exactement, me demanderez-vous ? Eh bien justement, rien. Et en quoi est-ce un problème, reviendrez-vous à la charge ? Eh bien figurez-vous que la famille Mago a une petite particularité : ils jugent de la valeur d'une personne en fonction de la puissance du pouvoir dont elle a hérité. Aussi, lorsqu'à l'âge où les capacités magiques se déclarent normalement, le petit Erland ne montra pas le moindre signe de faculté spéciale, ses parents commencèrent doucement <text:soft-page-break/>mais sûrement à s'inquiéter. Bien sûr, au début personne ne s'affola. Après tout, il restait assez commun de ne pas voir son pouvoir se révéler si jeune. On pensa qu'il suffisait d'attendre. De prendre son mal en patience. Et il ne faisait aucun doute qu'alors le petit Erland ferait honneur à sa famille et obtiendrait un pouvoir extrêmement puissant.</text:p>
      <text:p text:style-name="Standard"/>
      <text:p text:style-name="Standard">Hélas, la patience de la famille Mago ne fut jamais récompensée. Les jours passés à attendre devinrent des lunes, les lunes des années. Et ce qui n'était qu'un vague sentiment d'inquiétude se transforma petit à petit en une honte indescriptible pour ses parents, allant jusqu'à devenir un mépris à peine dissimulé pour leur bon à rien de fils. Terrassé par le malheur d'être le canard boiteux de sa lignée, celui-ci redoublait d'efforts pour tenter de découvrir en quoi consistait son pouvoir. Malheureusement pour lui, rien n'y faisait. Erland se vit devenir le paria de sa famille, désespéré par sa propre impuissance. </text:p>
      <text:p text:style-name="Standard"/>
      <text:p text:style-name="Standard">La situation devint encore moins confortable lorsque sa petite sœur obtint elle son pouvoir, avant que lui-même n'ait fait la moindre avancée en la matière. Dès lors, leur complicité disparut, tout comme Erland disparut aux yeux de leurs parents. Même sa cadette le méprisait désormais. La solitude devint son seul compagnon. C'est alors que l'un des domestiques qui s'était pris d'affection -de pitié ?- pour lui se mis en tête de lui remonter le moral, tâche ingrate s'il en était. Pour cela, il lui montra des tours de passe-passe supposés le distraire de ses tracas. Et cela fonctionna à merveille. Erland accrocha très vite à la prestidigitation, s'imaginant que cette forme de magie pourrait remplacer celle qu'il n'avait pas et que s'il en apprenait assez pour les impressionner, Erland regagnerait grâce aux yeux de ses parents. Après tout, ne s'agissait-il pas là également d'une forme de don ?</text:p>
      <text:p text:style-name="Standard"/>
      <text:p text:style-name="Standard">Mais tout le monde n'était pas de cet avis. Ou plutôt, personne ne l'était à part lui. Lorsque, après des lunes d'entraînement, le blondin prit son courage à deux mains et se lança dans une « représentation » devant sa famille, il fut accueilli par une indignation prude, flirtant avec une horreur très largement exagérée. C'en était trop pour son père qui ne voulait plus d'un charlatan pour ternir la si prestigieuse réputation de la famille Mago. Il décida que la seule solution pour pallier cet embarras était que leurs noms ne soient plus associés. Ainsi, Erland fut déshérité puis banni du territoire familiale, à la veille de ses dix-sept ans. Le sentiment que ce dernier ressentit à ce moment là fut terrible. Un mélange d'abandon, de trahison et d'injustice qui emplit son cœur d'effroi. Le garçon se jura en rassemblant ses maigres possessions de devenir un magicien de renom et de leur prouver que cette « fausse magie » pouvait en faire quelqu'un.</text:p>
      <text:p text:style-name="Standard"/>
      <text:p text:style-name="Standard">Évidemment, ce ne fut pas si simple. Mais après tout, rien n'est simple lorsque l'on est un petit nobliau livré à soi même, sans argent ni amis, après avoir eu pendant toute la première partie de sa vie des domestiques pour répondre à ses moindres caprices. Si, tout déterminé qu'il était à prouver à son ancienne famille qu'ils avaient tort, Erland passa les premiers jours du reste de sa vie à essayer de la gagner honnêtement, mendiant quelques piécettes en échange d'un tour de passe-passe, le garçon se rendit bien vite compte que cela ne suffirait pas. La faim, ajoutée à la fatigue et aux maladies contractées à force de dormir dehors, eurent petit à petit raison de sa morale. Ainsi, de temps à autre, lorsque son maigre salaire d'artiste de rue ne suffisait pas, Erland n'avait d'autre choix que de voler. Bien sûr, l'ancien noble n'utilisait cette solution qu'en dernier recours. Mais il fallait reconnaître qu'en la matière, l'habileté développée grâce à la magie s'avérait fort utile.</text:p>
      <text:p text:style-name="Standard"/>
      <text:p text:style-name="Standard">Le garçon suivit ce mode de vie pendant quelques lunes, ses écarts lui valant quelques une paire de passages à tabac. Cela dura jusqu'à ce qu'il fasse une rencontre qui allait changer sa vie. Au détour d'une prestation à un coin de rue, une femme sembla particulièrement intéressée par ses tours. Elle lui demanda où il avait appris tout ça, question à laquelle Erland répondit évasivement, puis où il avait hérité de ces bleus et coquards, question à laquelle il répondit en mentant de manière éhontée.</text:p>
      <text:p text:style-name="Standard"/>
      <text:p text:style-name="Standard"><text:soft-page-break/>&lt;/div&gt;&lt;/div&gt;&lt;div class="box3"&gt; &lt;/div&gt;&lt;div class="box"&gt;&lt;h3 style="margin-top:0px;"&gt;Derrière l'écran&lt;/h3&gt;&lt;img class="ico_prez" src="https://imgur.com/G1uGWlO.jpg" align=right&gt;Il y a... &lt;font class="sur"&gt;Toé&lt;/font&gt; <text:line-break/><text:line-break/>[b]Double compte ?[/b] Nope<text:line-break/>[b]Comment avez-vous découvert le forum ? [/b] J'ai créé internet<text:line-break/>[b]Votre disponibilité : [/b] Variable<text:line-break/>[b]Quelque chose à rajouter ? [/b] Poney<text:line-break/><text:line-break/>[b]Source de l'avatar :[/b] <text:line-break/>[code]<text:line-break/>[color=#00cccc][size=16]♂[/size][/color] [b]FATE GRAND ORDER[/b], Edmond dantes @"Erland Mago"<text:line-break/>[/code]<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9T08:57:38.54</meta:creation-date>
    <dc:date>2019-12-09T19:27:21.89</dc:date>
    <meta:editing-duration>PT14H38M2S</meta:editing-duration>
    <meta:editing-cycles>611</meta:editing-cycles>
    <meta:generator>OpenOffice/4.1.1$Win32 OpenOffice.org_project/411m6$Build-9775</meta:generator>
    <dc:creator>Théo </dc:creator>
    <meta:document-statistic meta:table-count="0" meta:image-count="0" meta:object-count="0" meta:page-count="7" meta:paragraph-count="32" meta:word-count="3499" meta:character-count="21847"/>
  </office:meta>
</office:document-meta>
</file>